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ahoma" svg:font-family="Tahom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0bc358" officeooo:paragraph-rsid="000bc358"/>
    </style:style>
    <style:style style:name="P2" style:family="paragraph" style:parent-style-name="Standard">
      <style:text-properties fo:font-weight="bold" officeooo:rsid="000bc358" officeooo:paragraph-rsid="000bc358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weight="bold" officeooo:rsid="000bc358" officeooo:paragraph-rsid="000bc358" style:font-weight-asian="bold" style:font-weight-complex="bold"/>
    </style:style>
    <style:style style:name="P4" style:family="paragraph" style:parent-style-name="Standard">
      <style:text-properties officeooo:rsid="000ec383" officeooo:paragraph-rsid="000ec383"/>
    </style:style>
    <style:style style:name="P5" style:family="paragraph" style:parent-style-name="Standard">
      <style:text-properties officeooo:paragraph-rsid="000ec383"/>
    </style:style>
    <style:style style:name="T1" style:family="text">
      <style:text-properties officeooo:rsid="000d2571"/>
    </style:style>
    <style:style style:name="T2" style:family="text">
      <style:text-properties fo:font-variant="normal" fo:text-transform="none" fo:color="#222222" style:font-name="Tahoma" fo:font-size="10pt" fo:letter-spacing="normal" fo:font-style="normal" fo:font-weight="bold"/>
    </style:style>
    <style:style style:name="T3" style:family="text">
      <style:text-properties fo:font-variant="normal" fo:text-transform="none" fo:color="#222222" style:font-name="Tahoma" fo:font-size="10pt" fo:letter-spacing="normal" fo:font-style="normal" fo:font-weight="bold" officeooo:rsid="000bc358"/>
    </style:style>
    <style:style style:name="T4" style:family="text">
      <style:text-properties fo:font-variant="normal" fo:text-transform="none" fo:color="#222222" style:font-name="Tahoma" fo:font-size="10pt" fo:letter-spacing="normal" fo:font-style="normal" fo:font-weight="bold" officeooo:rsid="000efc99"/>
    </style:style>
    <style:style style:name="T5" style:family="text">
      <style:text-properties officeooo:rsid="000ec38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NetBean Modules</text:p>
      <text:p text:style-name="P2"/>
      <text:p text:style-name="P2">Extra Resources:</text:p>
      <text:p text:style-name="P2"/>
      <text:p text:style-name="P2">Tutorials : </text:p>
      <text:p text:style-name="P1"><text:a xlink:type="simple" xlink:href="https://netbeans.org/kb/">https://netbeans.org/kb/</text:a></text:p>
      <text:p text:style-name="P1"/>
      <text:p text:style-name="P1"/>
      <text:p text:style-name="P1">Current: <text:span text:style-name="T1">Help &gt;&gt; Help Contents &gt;&gt; IDE Basics &gt;&gt; Using the IDE Help System &gt;&gt; </text:span><text:a xlink:type="simple" xlink:href="http://docs.oracle.com/cd/E40938_01/doc.74/e40142/working_nbeans.htm#NBDAG114"><text:span text:style-name="T1">Working with Netbeans IDE</text:span></text:a></text:p>
      <text:p text:style-name="P5"><text:span text:style-name="T5">Next: </text:span><text:span text:style-name="T2">2.6 Understanding the Source Editor Features</text:span></text:p>
      <text:p text:style-name="P4"><text:span text:style-name="T4"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Tahoma" svg:font-family="Tahom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Droid Sans" style:font-family-asian="'Droid Sans'" style:font-family-generic-asian="system" style:font-pitch-asian="variable" style:font-size-asian="18pt" style:font-weight-asian="bold" style:font-name-complex="Lohit Hindi" style:font-family-complex="'Lohit Hindi'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ohamed Tleis</meta:initial-creator>
    <meta:creation-date>2014-08-06T16:22:47.573071590</meta:creation-date>
    <dc:date>2014-11-05T15:53:39.388087553</dc:date>
    <dc:creator>Mohamed Tleis</dc:creator>
    <meta:editing-duration>PT1H38M7S</meta:editing-duration>
    <meta:editing-cycles>5</meta:editing-cycles>
    <meta:generator>LibreOffice/4.2.5.2$Linux_X86_64 LibreOffice_project/420m0$Build-2</meta:generator>
    <meta:document-statistic meta:table-count="0" meta:image-count="0" meta:object-count="0" meta:page-count="1" meta:paragraph-count="6" meta:word-count="33" meta:character-count="219" meta:non-whitespace-character-count="191"/>
  </office:meta>
</office:document-meta>
</file>